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solid" draw:fill-color="#e6e6ff" draw:textarea-horizontal-align="justify" draw:textarea-vertical-align="top" draw:auto-grow-height="false" fo:min-height="0cm" fo:min-width="0cm" fo:wrap-option="no-wrap" draw:shadow="visible" draw:shadow-offset-x="0.1cm" draw:shadow-offset-y="0.1cm" draw:shadow-opacity="50%"/>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eb613d" draw:textarea-horizontal-align="justify" draw:textarea-vertical-align="middle" draw:auto-grow-height="false"/>
    </style:style>
    <style:style style:name="gr4" style:family="graphic" style:parent-style-name="standard">
      <style:graphic-properties draw:marker-start="Arrow" draw:marker-end="Arrow" draw:marker-end-width="0.3cm" draw:textarea-horizontal-align="center" draw:textarea-vertical-align="middle"/>
    </style:style>
    <style:style style:name="gr5" style:family="graphic" style:parent-style-name="standard">
      <style:graphic-properties svg:stroke-color="#000000" draw:marker-start="Arrow" draw:marker-end="Arrow" draw:marker-end-width="0.3cm" draw:textarea-horizontal-align="center" draw:textarea-vertical-align="middle"/>
    </style:style>
    <style:style style:name="gr6" style:family="graphic" style:parent-style-name="standard">
      <style:graphic-properties draw:fill="solid" draw:fill-color="#ff6633" draw:textarea-horizontal-align="justify" draw:textarea-vertical-align="middle" draw:auto-grow-height="false"/>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1.25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draw:stroke="none" svg:stroke-color="#000000" draw:fill="solid" draw:fill-color="#ffffff" draw:textarea-horizontal-align="left" draw:auto-grow-height="true" draw:auto-grow-width="true" fo:min-height="0.797cm" fo:min-width="0cm"/>
    </style:style>
    <style:style style:name="gr11" style:family="graphic" style:parent-style-name="standard">
      <style:graphic-properties draw:marker-end="" draw:fill="solid" draw:fill-color="#33cc66" draw:textarea-horizontal-align="justify" draw:textarea-vertical-align="middle" draw:auto-grow-height="false" draw:shadow="hidden"/>
    </style:style>
    <style:style style:name="gr12" style:family="graphic" style:parent-style-name="objectwithoutfill">
      <style:graphic-properties draw:marker-end="Arrow" draw:marker-end-width="0.3cm" draw:fill="none" draw:textarea-horizontal-align="center" draw:textarea-vertical-align="middle"/>
    </style:style>
    <style:style style:name="gr13" style:family="graphic" style:parent-style-name="objectwithoutfill">
      <style:graphic-properties draw:marker-start="Arrow" draw:marker-end="" draw:marker-end-width="0.3cm" draw:fill="none" draw:textarea-horizontal-align="center" draw:textarea-vertical-align="middle"/>
    </style:style>
    <style:style style:name="gr14" style:family="graphic" style:parent-style-name="standard">
      <style:graphic-properties draw:stroke="none" svg:stroke-color="#000000" draw:fill="solid"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style>
    <style:style style:name="P5"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1.5cm" svg:height="6cm" svg:x="4.1cm" svg:y="1.5cm">
          <text:p text:style-name="P1"><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3cm" svg:height="1.8cm" svg:x="3.9cm" svg:y="20.2cm">
          <text:p text:style-name="P1"><text:span text:style-name="T2">Redis</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 draw:text-style-name="P3" xml:id="id1" draw:id="id1" draw:layer="layout" svg:width="3cm" svg:height="2cm" svg:x="3.9cm" svg:y="13.8cm">
          <text:p text:style-name="P1"><text:span text:style-name="T2">Apiaxle HTTP</text:span></text:p>
          <text:p text:style-name="P1"><text:span text:style-name="T2">Proxy*</text:span></text:p>
          <draw:enhanced-geometry svg:viewBox="0 0 21600 21600" draw:glue-points="10800 0 0 10800 10800 21600 21600 10800" draw:type="flowchart-process" draw:enhanced-path="M 0 0 L 21600 0 21600 21600 0 21600 0 0 Z N"/>
        </draw:custom-shape>
        <draw:connector draw:style-name="gr4" draw:text-style-name="P1" draw:layer="layout" draw:type="curve" svg:x1="5.4cm" svg:y1="15.8cm" svg:x2="5.4cm" svg:y2="20.2cm" draw:start-shape="id1" draw:start-glue-point="6" draw:end-shape="id2" draw:end-glue-point="5" svg:d="m5400 15800v4400">
          <text:p/>
        </draw:connector>
        <draw:connector draw:style-name="gr5" draw:text-style-name="P1" draw:layer="layout" draw:type="curve" svg:x1="9.5cm" svg:y1="5.9cm" svg:x2="5.4cm" svg:y2="13.8cm" draw:start-shape="id3" draw:start-glue-point="6" draw:end-shape="id1" draw:end-glue-point="4" svg:d="m9500 5900c0 5926-4100 1977-4100 7900">
          <text:p/>
        </draw:connector>
        <draw:custom-shape draw:style-name="gr2" draw:text-style-name="P3" xml:id="id3" draw:id="id3" draw:layer="layout" svg:width="3cm" svg:height="2cm" svg:x="8cm" svg:y="3.9cm">
          <text:p text:style-name="P1"><text:span text:style-name="T2">Nginx</text:span></text:p>
          <text:p text:style-name="P1"><text:span text:style-name="T2">proxy_pass</text:span></text:p>
          <draw:enhanced-geometry svg:viewBox="0 0 21600 21600" draw:glue-points="10800 0 0 10800 10800 21600 21600 10800" draw:type="flowchart-process" draw:enhanced-path="M 0 0 L 21600 0 21600 21600 0 21600 0 0 Z N"/>
        </draw:custom-shape>
        <draw:custom-shape draw:style-name="gr6" draw:text-style-name="P3" xml:id="id4" draw:id="id4" draw:layer="layout" svg:width="3cm" svg:height="2cm" svg:x="9.2cm" svg:y="22.7cm">
          <text:p text:style-name="P1"><text:span text:style-name="T2">Apiaxle</text:span></text:p>
          <text:p text:style-name="P1"><text:span text:style-name="T2">API</text:span></text:p>
          <draw:enhanced-geometry svg:viewBox="0 0 21600 21600" draw:glue-points="10800 0 0 10800 10800 21600 21600 10800" draw:type="flowchart-process" draw:enhanced-path="M 0 0 L 21600 0 21600 21600 0 21600 0 0 Z N"/>
        </draw:custom-shape>
        <draw:connector draw:style-name="gr7" draw:text-style-name="P1" draw:layer="layout" draw:type="curve" svg:x1="10.7cm" svg:y1="22.7cm" svg:x2="6.9cm" svg:y2="21.1cm" draw:start-shape="id4" draw:start-glue-point="4" draw:end-shape="id2" svg:d="m10700 22700c0-1067-1266-1600-3800-1600">
          <text:p/>
        </draw:connector>
        <draw:frame draw:style-name="gr8" draw:text-style-name="P5" draw:layer="layout" svg:width="4.016cm" svg:height="1.673cm" svg:x="7.984cm" svg:y="19.5cm">
          <draw:text-box>
            <text:p text:style-name="P4"><text:span text:style-name="T3">· User provisioning</text:span></text:p>
            <text:p text:style-name="P4"><text:span text:style-name="T3">· API provisioning</text:span></text:p>
            <text:p text:style-name="P4"><text:span text:style-name="T3">· Key provisioning</text:span></text:p>
          </draw:text-box>
        </draw:frame>
        <draw:connector draw:style-name="gr7" draw:text-style-name="P1" draw:layer="layout" draw:type="curve" svg:x1="5.4cm" svg:y1="22cm" svg:x2="10.7cm" svg:y2="24.7cm" draw:start-shape="id2" draw:start-glue-point="7" draw:end-shape="id4" draw:end-glue-point="6" svg:d="m5400 22000c0 4803 5300 3453 5300 2700">
          <text:p/>
        </draw:connector>
        <draw:frame draw:style-name="gr9" draw:text-style-name="P4" draw:layer="layout" svg:width="2.648cm" svg:height="1.673cm" svg:x="3cm" svg:y="23.5cm">
          <draw:text-box>
            <text:p text:style-name="P4"><text:span text:style-name="T3">· User stats</text:span></text:p>
            <text:p text:style-name="P4"><text:span text:style-name="T3">· API stats</text:span></text:p>
            <text:p text:style-name="P4"><text:span text:style-name="T3">· Key stats</text:span></text:p>
          </draw:text-box>
        </draw:frame>
        <draw:frame draw:style-name="gr10" draw:text-style-name="P4" draw:layer="layout" svg:width="4.24cm" svg:height="2.147cm" svg:x="7.66cm" svg:y="8.753cm">
          <draw:text-box>
            <text:p text:style-name="P4"><text:span text:style-name="T3">· Rate limiting</text:span></text:p>
            <text:p text:style-name="P4"><text:span text:style-name="T3">· Key authentication</text:span></text:p>
            <text:p text:style-name="P4"><text:span text:style-name="T3">· Caching</text:span></text:p>
            <text:p text:style-name="P4"><text:span text:style-name="T3">· Etc.</text:span></text:p>
          </draw:text-box>
        </draw:frame>
        <draw:custom-shape draw:style-name="gr11" draw:text-style-name="P3" xml:id="id5" draw:id="id5" draw:layer="layout" svg:width="5cm" svg:height="3.5cm" svg:x="14.5cm" svg:y="13.7cm">
          <text:p text:style-name="P1"><text:span text:style-name="T2">Your API*</text:span></text:p>
          <draw:enhanced-geometry svg:viewBox="0 0 21600 21600" draw:glue-points="10800 0 0 10800 10800 21600 21600 10800" draw:mirror-horizontal="false" draw:mirror-vertical="false" draw:type="flowchart-process" draw:enhanced-path="M 0 0 L 21600 0 21600 21600 0 21600 0 0 Z N"/>
        </draw:custom-shape>
        <draw:connector draw:style-name="gr12" draw:text-style-name="P1" draw:layer="layout" draw:type="curve" svg:x1="17cm" svg:y1="17.2cm" svg:x2="6.9cm" svg:y2="14.8cm" draw:start-shape="id5" draw:start-glue-point="6" draw:end-shape="id1" svg:d="m17000 17200c0 2268-3150 1890-4250 723s-149-3123-5850-3123">
          <text:p/>
        </draw:connector>
        <draw:connector draw:style-name="gr13" draw:text-style-name="P1" draw:layer="layout" draw:type="curve" svg:x1="17cm" svg:y1="13.7cm" svg:x2="5.4cm" svg:y2="13.8cm" draw:start-shape="id5" draw:start-glue-point="4" draw:end-shape="id1" draw:end-glue-point="4" svg:d="m17000 13700c0-751-11600-801-11600 100">
          <text:p/>
        </draw:connector>
        <draw:frame draw:style-name="gr14" draw:text-style-name="P4" draw:layer="layout" svg:width="1.92cm" svg:height="0.725cm" svg:x="10cm" svg:y="12.7cm">
          <draw:text-box>
            <text:p text:style-name="P4">request</text:p>
          </draw:text-box>
        </draw:frame>
        <draw:frame draw:style-name="gr14" draw:text-style-name="P4" draw:layer="layout" svg:width="2.25cm" svg:height="0.725cm" svg:x="9.5cm" svg:y="15.2cm">
          <draw:text-box>
            <text:p text:style-name="P4">respons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5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hil Jackson</meta:initial-creator>
    <meta:creation-date>2011-11-26T13:25:59</meta:creation-date>
    <dc:date>2013-01-28T16:30:33</dc:date>
    <meta:editing-duration>PT2H29M35S</meta:editing-duration>
    <meta:editing-cycles>12</meta:editing-cycles>
    <meta:generator>LibreOffice/3.5$Linux_X86_64 LibreOffice_project/350m1$Build-2</meta:generator>
    <meta:document-statistic meta:object-count="17"/>
  </office:meta>
</office:document-meta>
</file>